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e0e" officeooo:paragraph-rsid="00081e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v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2:57:42.811000000</meta:creation-date>
    <dc:date>2023-02-02T12:58:52.386000000</dc:date>
    <meta:editing-duration>PT1M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0.3$Windows_X86_64 LibreOffice_project/f85e47c08ddd19c015c0114a68350214f7066f5a</meta:generator>
  </office:meta>
</office:document-meta>
</file>